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10000000E879314BFD27EDD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top="0cm" fo:margin-bottom="0.423cm" loext:contextual-spacing="false" fo:orphans="0" fo:widows="0"/>
    </style:style>
    <style:style style:name="P3" style:family="paragraph" style:parent-style-name="Standard">
      <style:paragraph-properties fo:margin-top="0cm" fo:margin-bottom="0.423cm" loext:contextual-spacing="false" fo:orphans="0" fo:widows="0"/>
      <style:text-properties style:font-name="Times" fo:font-size="15pt" fo:language="en" fo:country="US" style:font-size-asian="15pt" style:font-name-complex="Times1" style:font-size-complex="15pt"/>
    </style:style>
    <style:style style:name="P4" style:family="paragraph" style:parent-style-name="Standard" style:master-page-name="Standard">
      <style:paragraph-properties fo:margin-top="0cm" fo:margin-bottom="0.423cm" loext:contextual-spacing="false" fo:orphans="0" fo:widows="0" style:page-number="auto"/>
    </style:style>
    <style:style style:name="P5" style:family="paragraph" style:parent-style-name="Standard" style:list-style-name="WWNum1">
      <style:paragraph-properties fo:margin-left="1.27cm" fo:margin-right="0cm" fo:margin-top="0cm" fo:margin-bottom="0.423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6" style:family="paragraph" style:parent-style-name="Standard" style:list-style-name="WWNum2">
      <style:paragraph-properties fo:margin-left="1.27cm" fo:margin-right="0cm" fo:margin-top="0cm" fo:margin-bottom="0.423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7" style:family="paragraph" style:parent-style-name="Standard" style:list-style-name="WWNum3">
      <style:paragraph-properties fo:margin-left="1.27cm" fo:margin-right="0cm" fo:margin-top="0cm" fo:margin-bottom="0.423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8" style:family="paragraph" style:parent-style-name="Standard" style:list-style-name="WWNum4">
      <style:paragraph-properties fo:margin-left="1.27cm" fo:margin-right="0cm" fo:margin-top="0cm" fo:margin-bottom="0.423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 style:list-style-name="WWNum4">
      <style:paragraph-properties fo:margin-left="0cm" fo:margin-right="0cm" fo:margin-top="0cm" fo:margin-bottom="0.423cm" loext:contextual-spacing="false" fo:orphans="0" fo:widows="0" fo:text-indent="0cm" style:auto-text-indent="false">
        <style:tab-stops>
          <style:tab-stop style:position="0cm"/>
          <style:tab-stop style:position="0.388cm"/>
        </style:tab-stops>
      </style:paragraph-properties>
    </style:style>
    <style:style style:name="T1" style:family="text">
      <style:text-properties style:font-name="Times" fo:font-size="31pt" fo:language="en" fo:country="US" fo:font-weight="bold" style:font-size-asian="31pt" style:font-weight-asian="bold" style:font-name-complex="Times1" style:font-size-complex="31pt" style:font-weight-complex="bold"/>
    </style:style>
    <style:style style:name="T2" style:family="text">
      <style:text-properties style:font-name="Times" fo:language="en" fo:country="US" style:font-name-complex="Times1"/>
    </style:style>
    <style:style style:name="T3" style:family="text">
      <style:text-properties style:font-name="Times" fo:font-size="15pt" fo:language="en" fo:country="US" fo:font-style="italic" style:font-size-asian="15pt" style:font-style-asian="italic" style:font-name-complex="Times1" style:font-size-complex="15pt" style:font-style-complex="italic"/>
    </style:style>
    <style:style style:name="T4" style:family="text">
      <style:text-properties style:font-name="Times" fo:font-size="20pt" fo:language="en" fo:country="US" fo:font-weight="bold" style:font-size-asian="20pt" style:font-weight-asian="bold" style:font-name-complex="Times1" style:font-size-complex="20pt" style:font-weight-complex="bold"/>
    </style:style>
    <style:style style:name="T5" style:family="text">
      <style:text-properties style:font-name="Times" fo:font-size="19pt" fo:language="en" fo:country="US" fo:font-weight="bold" style:font-size-asian="19pt" style:font-weight-asian="bold" style:font-name-complex="Times1" style:font-size-complex="19pt" style:font-weight-complex="bold"/>
    </style:style>
    <style:style style:name="T6" style:family="text">
      <style:text-properties style:font-name="Times New Roman" fo:font-size="15pt" fo:language="en" fo:country="US" style:font-size-asian="15pt" style:font-name-complex="Times New Roman1" style:font-size-complex="15pt"/>
    </style:style>
    <style:style style:name="T7" style:family="text">
      <style:text-properties fo:color="#747474" style:font-name="Times" fo:font-size="15pt" fo:language="en" fo:country="US" fo:font-style="italic" style:font-size-asian="15pt" style:font-style-asian="italic" style:font-name-complex="Times1" style:font-size-complex="15pt" style:font-style-complex="italic"/>
    </style:style>
    <style:style style:name="T8" style:family="text">
      <style:text-properties style:font-name="Wingdings" fo:font-size="8pt" fo:language="en" fo:country="US" style:font-size-asian="8pt" style:font-name-complex="Wingdings1" style:font-size-complex="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 Mandat og grunnlag</text:span></text:p>
      <text:p text:style-name="P2"><text:span text:style-name="T6">Arbeids- og inkluderingsdepartementet vedtok 22. juni 2007 å opprette en analysegruppe for samisk statistikk i medhold av </text:span><text:span text:style-name="T3">Prosedyrer for konsultasjoner mellom statlige myndigheter og Sametinget </text:span><text:span text:style-name="T6">av 11. mai 2005, fastsatt ved kgl. res. 1. juli 2005. Formålet med vedtaket var å styrke faktagrunnlaget for vurderinger og beslutninger i konsultasjoner mellom statlige myndigheter og Sametinget.</text:span></text:p>
      <text:p text:style-name="P2"><text:span text:style-name="T4">1.1 Analysegruppas mandat</text:span></text:p>
      <text:p text:style-name="P2"><text:span text:style-name="T6">Faglig analysegruppe for samisk statistikk skal innen 1. oktober legge fram en rapport for Arbeids- og inkluderingsdepartementet og Sametinget. Rapporten skal gi oversikt over og analysere aktuelle utviklingstrekk i det samiske samfunnet. Rapporten legges til grunn for konsultasjoner mellom statlige myndigheter og Sametinget.</text:span></text:p>
      <text:p text:style-name="P2"><text:span text:style-name="T6">Analysegruppa har ansvaret for å utvikle og forbedre metoder for presentasjon av oversikter og analyser i de årlige rapportene. Det er ønskelig at rapportene i størst mulig grad skal være sammenlignbare fra ett år til neste</text:span><text:span text:style-name="T7">. </text:span><text:span text:style-name="T6">I arbeidet med å utarbeide rapporten skal en ta utgangspunkt i foreliggende statistikk og/eller andre relevante data og informasjon fra evaluerings-, utrednings- og forskningsarbeid.</text:span></text:p>
      <text:p text:style-name="P2"><text:span text:style-name="T6">Av mandatet framgår det at følgende samfunnsområder er særlig aktuelle å behandle:</text:span></text:p>
      <text:list xml:id="list3070595087" text:style-name="WWNum1">
        <text:list-item>
          <text:p text:style-name="P5"><text:span text:style-name="T8"><text:tab/><text:tab/></text:span><text:span text:style-name="T6">Språk </text:span></text:p>
        </text:list-item>
        <text:list-item>
          <text:p text:style-name="P5"><text:span text:style-name="T8"><text:tab/><text:tab/></text:span><text:span text:style-name="T6">Oppvekst, utdanning og forskning </text:span></text:p>
        </text:list-item>
        <text:list-item>
          <text:p text:style-name="P5"><text:span text:style-name="T8"><text:tab/><text:tab/></text:span><text:span text:style-name="T6">Likestilling </text:span></text:p>
        </text:list-item>
        <text:list-item>
          <text:p text:style-name="P5"><text:span text:style-name="T8"><text:tab/><text:tab/></text:span><text:span text:style-name="T6">Helse og sosial, herunder befolkningsutvikling, demografi, inntekt </text:span></text:p>
        </text:list-item>
        <text:list-item>
          <text:p text:style-name="P5"><text:span text:style-name="T8"><text:tab/><text:tab/></text:span><text:span text:style-name="T6">Næringer, herunder sysselsetting, næringsstruktur, tradisjonelle næringer </text:span></text:p>
        </text:list-item>
        <text:list-item>
          <text:p text:style-name="P5"><text:span text:style-name="T8"><text:tab/><text:tab/></text:span><text:span text:style-name="T6">Miljø- og ressursforvaltning, endringer i det materielle kulturgrunnlaget, </text:span><text:span text:style-name="T2"> </text:span><text:span text:style-name="T6">deltakelse og innflytelse </text:span></text:p>
        </text:list-item>
        <text:list-item>
          <text:p text:style-name="P5"><text:span text:style-name="T8"><text:tab/><text:tab/></text:span><text:span text:style-name="T6">Kulturarbeid og allmennkultur, herunder kunstuttrykk, media </text:span></text:p>
        </text:list-item>
        <text:list-item>
          <text:p text:style-name="P5"><text:span text:style-name="T8"><text:tab/><text:tab/></text:span><text:span text:style-name="T6">Sivile samiske samfunn, herunder organisasjons- og institusjonsutvikling </text:span><text:span text:style-name="T2"> </text:span><text:span text:style-name="T6">Analysegruppa kan også behandle andre temaer. </text:span><text:span text:style-name="T2"> </text:span><text:span text:style-name="T6">Foruten analyse av statistisk materiale som allerede foreligger, skal gruppa påpeke eventuelle mangler i kilde- og kunnskapsgrunnlaget og synliggjøre behov for utvikling av statistikk innen temaer som gruppa anser for relevante. </text:span></text:p>
        </text:list-item>
      </text:list>
      <text:p text:style-name="P1"><draw:frame draw:style-name="fr1" draw:name="Picture 1" text:anchor-type="as-char" svg:width="0.035cm" svg:height="0.353cm" draw:z-index="0"><draw:image xlink:href="Pictures/10000201000000010000000E879314BFD27EDD25.png" xlink:type="simple" xlink:show="embed" xlink:actuate="onLoad" loext:mime-type="image/png"/></draw:frame></text:p>
      <text:p text:style-name="P3"/>
      <text:p text:style-name="P2"><text:span text:style-name="T6">Analysegruppa kan bli bedt om utfyllende vurderinger og eventuelt nærmere bearbeidelse av deler av materialet med tanke på særlige behov som Regjeringen og Sametinget måtte ha.</text:span></text:p>
      <text:p text:style-name="P2"><text:span text:style-name="T4">1.2 Konsultasjonene mellom statlige myndigheter og Sametinget</text:span></text:p>
      <text:p text:style-name="P2"><text:span text:style-name="T6">Som urfolk har samene rett til å bli konsultert i saker som kan få direkte betydning for dem. Denne retten er nedfelt i </text:span><text:span text:style-name="T3">ILO-konvensjonen nr. 169 om urfolk og stammefolk i selvstendige stater </text:span><text:span text:style-name="T6">artikkel 6, og det er laget visse prosedyrer for konsultasjon.</text:span></text:p>
      <text:p text:style-name="P2"><text:span text:style-name="T6">Formålet med prosedyrene er å:</text:span></text:p>
      <text:list xml:id="list1209090308" text:style-name="WWNum2">
        <text:list-item>
          <text:p text:style-name="P6"><text:span text:style-name="T8"><text:tab/><text:tab/></text:span><text:span text:style-name="T6">bidra til en praktisk gjennomføring av statens forpliktelse til å konsultere urfolk </text:span></text:p>
        </text:list-item>
        <text:list-item>
          <text:p text:style-name="P6"><text:span text:style-name="T8"><text:tab/><text:tab/></text:span><text:span text:style-name="T6">søke å oppnå enighet mellom statlige myndigheter og Sametinget når det overveies å innføre lover eller tiltak som kan påvirke samiske interesser direkte </text:span></text:p>
        </text:list-item>
        <text:list-item>
          <text:p text:style-name="P6"><text:span text:style-name="T8"><text:tab/><text:tab/></text:span><text:span text:style-name="T6">legge til rette for utvikling av et partnerskapsperspektiv mellom statlige myndigheter og Sametinget som virker til styrking av samisk kultur og samfunn </text:span></text:p>
        </text:list-item>
        <text:list-item>
          <text:p text:style-name="P6"><text:span text:style-name="T8"><text:tab/><text:tab/></text:span><text:span text:style-name="T6">utvikle felles forståelse for situasjonen og utviklingsbehovet i samisk samfunn </text:span><text:span text:style-name="T2"> </text:span><text:span text:style-name="T6">I prosedyrer for konsultasjon mellom statlige myndigheter og Sametinget heter det videre i paragraf 5 om de faste møtene: </text:span></text:p>
        </text:list-item>
      </text:list>
      <text:list xml:id="list403057130" text:style-name="WWNum3">
        <text:list-item>
          <text:p text:style-name="P7"><text:span text:style-name="T8"><text:tab/><text:tab/></text:span><text:span text:style-name="T6">Det skal avholdes faste halvårlige politiske møter mellom statsråden for samiske saker og sametingspresidenten. Fagstatsråden deltar på disse møtene etter behov. I de faste halvårlige politiske møtene skal en ta opp situasjonen og utviklingsbehovene for samfunn, saker av grunnleggende prinsipiell karakter og pågående prosesser. </text:span></text:p>
        </text:list-item>
        <text:list-item>
          <text:p text:style-name="P7"><text:soft-page-break/><text:span text:style-name="T8"><text:tab/><text:tab/></text:span><text:span text:style-name="T6">Det skal avholdes faste halvårlige møter mellom Sametinget og det interdepartementale samordningsutvalget for samiske saker. I møtene skal det blant annet redegjøres for aktuelle samepolitiske saker i kommende periode. </text:span></text:p>
        </text:list-item>
      </text:list>
      <text:p text:style-name="P3"/>
      <text:p text:style-name="P2"><text:span text:style-name="T5">1.3 Behov for et kunnskapsgrunnlag</text:span></text:p>
      <text:p text:style-name="P2"><text:span text:style-name="T6">I prosedyrer for konsultasjon mellom statlige myndigheter og Sametinget behandler paragraf 8 behov for utredninger og kunnskapsgrunnlag. Den sier følgende om kunnskapsgrunnlaget:</text:span></text:p>
      <text:list xml:id="list4114799628" text:style-name="WWNum4">
        <text:list-item>
          <text:p text:style-name="P8"><text:span text:style-name="T8"><text:tab/><text:tab/></text:span><text:span text:style-name="T6">Kommunal- og regionaldepartementet og Sametinget nedsetter i fellesskap en faglig analysegruppe som blant annet på bakgrunn av samisk statistikk årlig avlegger en rapport om situasjon og utviklingstrekk i det samiske samfunn. Rapporten legges til grunn for konsultasjoner i konkrete saker og for konsultasjoner om utviklingsbehov for samiske samfunn i ett av de halvårlige møtene mellom statsrådene for samiske saker og sametingspresidenten. </text:span></text:p>
        </text:list-item>
        <text:list-item>
          <text:p text:style-name="P8"><text:span text:style-name="T8"><text:tab/><text:tab/></text:span><text:span text:style-name="T6">Når statlige myndigheter eller Sametinget mener det er behov for utredninger for å styrke faktagrunnlaget eller det formelle grunnlaget for vurderinger og beslutninger, skal dette tilkjennegis så tidlig som mulig, og partene skal bringe spørsmål knyttet til mandat for eventuelle utredninger inn i konsultasjonsprosessen. Staten og Sametinget skal søke å oppnå enighet om mandat, og om hvem som skal stå for et eventuelt utredningsarbeid. Staten og Sametinget har plikt til å bistå med nødvendige opplysninger og materiale som det er behov for ved gjennomføringen av utredningsarbeidet. </text:span><text:span text:style-name="T2"> </text:span></text:p>
        </text:list-item>
        <text:list-item>
          <text:p text:style-name="P8"><text:span text:style-name="T6">Det nedsettes en analysegruppe til å komme med en årlig rapport. </text:span><text:span text:style-name="T2"> </text:span></text:p>
        </text:list-item>
        <text:list-item>
          <text:p text:style-name="P8"><text:span text:style-name="T5">1.4 Analyseg</text:span><text:bookmark text:name="_GoBack"/><text:span text:style-name="T5">ruppa </text:span></text:p>
        </text:list-item>
        <text:list-item>
          <text:p text:style-name="P9"><text:span text:style-name="T2"> </text:span><text:span text:style-name="T6">Arbeids- og inkluderingsdepartementet og Sametinget etablerte i fellesskap Faglig analysegruppe for samisk statistikk fra 1.oktober 2007 og oppnevnte leder, nestleder og tre medlemmer som har en funksjontid på 4 år. Analysegruppas medlemmer fram til 30.september 2011 er: </text:span><text:span text:style-name="T2"> </text:span><text:span text:style-name="T6">Jon Todal, leder (Sámi allaskuvla-Samisk høgskole) Magritt Brustad, nestleder (Senter for samisk helseforskning) Else Grete Broderstad (Universitetet i Tromsø/Rommsa universitehta) Paul Inge Severeide (Statistisk sentralbyrå) Johan Ailo Kalstad (Geelmuyden.Kiese) </text:span><text:span text:style-name="T2"> </text:span><text:span text:style-name="T6">Prosjektleder for gruppa er Yngve Johansen, som er ansatt i halv stilling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it humfak</meta:initial-creator>
    <dc:creator>uit humfak</dc:creator>
    <meta:editing-cycles>1</meta:editing-cycles>
    <meta:creation-date>2015-01-21T16:14:00</meta:creation-date>
    <dc:date>2015-01-21T16:16:00</dc:date>
    <meta:editing-duration>PT2M</meta:editing-duration>
    <meta:generator>LibreOffice/6.4.6.2$Linux_X86_64 LibreOffice_project/40$Build-2</meta:generator>
    <meta:document-statistic meta:table-count="0" meta:image-count="1" meta:object-count="0" meta:page-count="2" meta:paragraph-count="32" meta:word-count="828" meta:character-count="5656" meta:non-whitespace-character-count="48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